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sup>
              <mi>a</mi>
              <mrow>
                <msub>
                  <mo stretchy="false">α</mo>
                  <mn>1</mn>
                </msub>
              </mrow>
              <mrow>
                <mrow>
                  <mi/>
                  <mo stretchy="false">+</mo>
                  <mi/>
                </mrow>
              </mrow>
            </msubsup>
            <mi/>
            <msubsup>
              <mi>a</mi>
              <mrow>
                <msub>
                  <mo stretchy="false">α</mo>
                  <mn>2</mn>
                </msub>
              </mrow>
              <mrow>
                <mrow>
                  <mi/>
                  <mo stretchy="false">+</mo>
                  <mi/>
                </mrow>
              </mrow>
            </msubsup>
            <mi/>
            <munder>
              <munder>
                <mrow>
                  <msup>
                    <mfenced open="∣" close="〉">
                      <mrow>
                        <msub>
                          <mo stretchy="false">ϕ</mo>
                          <mrow>
                            <msub>
                              <mo stretchy="false">α</mo>
                              <mn>3</mn>
                            </msub>
                          </mrow>
                        </msub>
                        <mi/>
                        <mo stretchy="false">…</mo>
                        <mi/>
                        <msub>
                          <mo stretchy="false">ϕ</mo>
                          <mrow>
                            <msub>
                              <mo stretchy="false">α</mo>
                              <mi>N</mi>
                            </msub>
                          </mrow>
                        </msub>
                      </mrow>
                    </mfenced>
                    <mrow>
                      <mrow>
                        <mo stretchy="false">(</mo>
                        <mrow>
                          <mrow>
                            <mi/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p>
                </mrow>
                <mo stretchy="false">⏟</mo>
              </munder>
              <mrow>
                <mrow>
                  <mi/>
                  <mo stretchy="false">∈</mo>
                  <mi/>
                </mrow>
                <msubsup>
                  <mo stretchy="false">ℋ</mo>
                  <mrow>
                    <mrow>
                      <mi>N</mi>
                      <mo stretchy="false">−</mo>
                      <mn>2</mn>
                    </mrow>
                  </mrow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under>
            <mrow>
              <mi/>
              <mo stretchy="false">=</mo>
              <mi/>
            </mrow>
            <msqrt>
              <mrow>
                <mi>N</mi>
                <mi/>
                <mrow>
                  <mo stretchy="false">(</mo>
                  <mrow>
                    <mi>N</mi>
                    <mrow>
                      <mi/>
                      <mo stretchy="false">−</mo>
                      <mi/>
                    </mrow>
                    <mn>1</mn>
                  </mrow>
                  <mo stretchy="false">)</mo>
                </mrow>
              </mrow>
            </msqrt>
            <mi/>
            <munder>
              <munder>
                <mrow>
                  <msup>
                    <mfenced open="∣" close="〉">
                      <mrow>
                        <msub>
                          <mo stretchy="false">ϕ</mo>
                          <mrow>
                            <msub>
                              <mo stretchy="false">α</mo>
                              <mn>1</mn>
                            </msub>
                          </mrow>
                        </msub>
                        <mi/>
                        <msub>
                          <mo stretchy="false">ϕ</mo>
                          <mrow>
                            <msub>
                              <mo stretchy="false">α</mo>
                              <mn>2</mn>
                            </msub>
                          </mrow>
                        </msub>
                        <mi/>
                        <msub>
                          <mo stretchy="false">ϕ</mo>
                          <mrow>
                            <msub>
                              <mo stretchy="false">α</mo>
                              <mn>3</mn>
                            </msub>
                          </mrow>
                        </msub>
                        <mi/>
                        <mo stretchy="false">…</mo>
                        <mi/>
                        <msub>
                          <mo stretchy="false">ϕ</mo>
                          <mrow>
                            <msub>
                              <mo stretchy="false">α</mo>
                              <mi>N</mi>
                            </msub>
                          </mrow>
                        </msub>
                      </mrow>
                    </mfenced>
                    <mrow>
                      <mrow>
                        <mo stretchy="false">(</mo>
                        <mrow>
                          <mrow>
                            <mi/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p>
                </mrow>
                <mo stretchy="false">⏟</mo>
              </munder>
              <mrow>
                <mrow>
                  <mi/>
                  <mo stretchy="false">∈</mo>
                  <mi/>
                </mrow>
                <msubsup>
                  <mo stretchy="false">ℋ</mo>
                  <mrow>
                    <mi>N</mi>
                  </mrow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under>
            <mi/>
            <mtext> ,</mtext>
          </mrow>
        </mtd>
      </mtr>
      <mtr>
        <mtd>
          <mrow>
            <msubsup>
              <mi>a</mi>
              <mrow>
                <msub>
                  <mo stretchy="false">α</mo>
                  <mn>2</mn>
                </msub>
              </mrow>
              <mrow>
                <mrow>
                  <mi/>
                  <mo stretchy="false">+</mo>
                  <mi/>
                </mrow>
              </mrow>
            </msubsup>
            <mi/>
            <msubsup>
              <mi>a</mi>
              <mrow>
                <msub>
                  <mo stretchy="false">α</mo>
                  <mn>1</mn>
                </msub>
              </mrow>
              <mrow>
                <mrow>
                  <mi/>
                  <mo stretchy="false">+</mo>
                  <mi/>
                </mrow>
              </mrow>
            </msubsup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3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sqrt>
              <mrow>
                <mi>N</mi>
                <mi/>
                <mrow>
                  <mo stretchy="false">(</mo>
                  <mrow>
                    <mi>N</mi>
                    <mrow>
                      <mi/>
                      <mo stretchy="false">−</mo>
                      <mi/>
                    </mrow>
                    <mn>1</mn>
                  </mrow>
                  <mo stretchy="false">)</mo>
                </mrow>
              </mrow>
            </msqrt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3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row>
                <mi/>
                <mo stretchy="false">±</mo>
                <mi/>
              </mrow>
            </mrow>
            <msqrt>
              <mrow>
                <mi>N</mi>
                <mi/>
                <mrow>
                  <mo stretchy="false">(</mo>
                  <mrow>
                    <mi>N</mi>
                    <mrow>
                      <mi/>
                      <mo stretchy="false">−</mo>
                      <mi/>
                    </mrow>
                    <mn>1</mn>
                  </mrow>
                  <mo stretchy="false">)</mo>
                </mrow>
              </mrow>
            </msqrt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3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</mrow>
        </mtd>
      </mtr>
    </mtable>
    <annotation encoding="StarMath 5.0">a _{%ialpha _1} ^{`+`} ` a _{%ialpha _2} ^{`+`} ` 
{ 
 left lline
  %iphi _{%ialpha _3} ` dotslow ` %iphi _{%ialpha _N} 
 right rangle  ^{(`+-`)} 
} underbrace {` in ~ %Ux210B _{N-2} ^{(`+-`)}} 
~=~ sqrt{N ` (N `-` 1)} ` 
{ 
 left lline
  %iphi _{%ialpha _1} ` %iphi _{%ialpha _2} ` %iphi _{%ialpha _3} 
  ` dotslow `  %iphi _{%ialpha _N}
 right rangle  ^{(`+-`)} 
} underbrace {` in ~ %Ux210B _{N} ^{(`+-`)}} ~" ,"
newline 

a _{%ialpha _2} ^{`+`} ` a _{%ialpha _1} ^{`+`} ` 
left lline
 %iphi _{%ialpha _3} ` dotslow ` %iphi _{%ialpha _N} 
right rangle  ^{(`+-`)} 
~=~ sqrt{N ` (N `-` 1)} ` 
left lline
 %iphi _{%ialpha _2} ` %iphi _{%ialpha _1} ` %iphi _{%ialpha _3} 
 ` dotslow `  %iphi _{%ialpha _N}
right rangle  ^{(`+-`)} 
~=` newline 
~~~~~~~~~~~~~~~~~~~~~~~``=~ +- ` sqrt{N ` (N `-` 1)} ` 
left lline
 %iphi _{%ialpha _1} ` %iphi _{%ialpha _2} ` %iphi _{%ialpha _3} 
 ` dotslow `  %iphi _{%ialpha _N}
right rangle  ^{(`+-`)}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28:57.538000000</meta:creation-date>
    <meta:generator>LibreOffice/4.1.4.2$Windows_x86 LibreOffice_project/0a0440ccc0227ad9829de5f46be37cfb6edcf72</meta:generator>
  </office:meta>
</office:document-meta>
</file>